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<text:line-break/>Ángel</text:p>
      <text:p text:style-name="PreformattedText">Alex</text:p>
      <text:p text:style-name="PreformattedText">Marina</text:p>
      <text:p text:style-name="PreformattedText">Antoni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s</dc:creator>
    <meta:creation-date>2020-03-26T19:41:00Z</meta:creation-date>
    <dc:date>2020-03-26T19:48:00Z</dc:date>
    <meta:template xlink:href="Normal" xlink:type="simple"/>
    <meta:editing-cycles>3</meta:editing-cycles>
    <meta:editing-duration>PT60S</meta:editing-duration>
    <meta:document-statistic meta:page-count="1" meta:paragraph-count="1" meta:word-count="4" meta:character-count="26" meta:row-count="1" meta:non-whitespace-character-count="23"/>
  </office:meta>
</office:document-meta>
</file>